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3.0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2.921cm" svg:x="1.889cm" svg:y="2.397cm">
          <text:p text:style-name="P1">accept all</text:p>
          <text:p text:style-name="P1">on 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556cm" svg:height="2.921cm" svg:x="1.889cm" svg:y="6.715cm">
          <text:p text:style-name="P1">drop</text:p>
          <text:p text:style-name="P1">blocked</text:p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56cm" svg:height="2.921cm" svg:x="1.889cm" svg:y="11.287cm">
          <text:p text:style-name="P1">allow</text:p>
          <text:p text:style-name="P1">broadcasting</text:p>
          <text:p text:style-name="P1">on 224.x.x.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556cm" svg:height="2.921cm" svg:x="1.889cm" svg:y="15.732cm">
          <text:p text:style-name="P1">drop<text:line-break/>bad<text:line-break/>pack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556cm" svg:height="2.921cm" svg:x="1.889cm" svg:y="20.558cm">
          <text:p text:style-name="P1">allow<text:line-break/>established<text:line-break/>conne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556cm" svg:height="2.921cm" svg:x="7.35cm" svg:y="2.397cm">
          <text:p text:style-name="P1">drop<text:line-break/>timestamp<text:line-break/>requ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556cm" svg:height="2.921cm" svg:x="7.35cm" svg:y="6.715cm">
          <text:p text:style-name="P1">drop<text:line-break/>broken<text:line-break/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556cm" svg:height="2.921cm" svg:x="7.35cm" svg:y="11.287cm">
          <text:p text:style-name="P1">allow<text:line-break/>SSH</text:p>
          <text:p text:style-name="P1">&amp; knock</text:p>
          <text:p text:style-name="P1">do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556cm" svg:height="2.921cm" svg:x="7.35cm" svg:y="15.732cm">
          <text:p text:style-name="P1">allow<text:line-break/>SSH</text:p>
          <text:p text:style-name="P1">&amp; knock</text:p>
          <text:p text:style-name="P1">do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556cm" svg:height="2.921cm" svg:x="7.35cm" svg:y="20.558cm">
          <text:p text:style-name="P1">drop<text:line-break/>unwanted<text:line-break/>traff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556cm" svg:height="2.921cm" svg:x="12.938cm" svg:y="2.397cm">
          <text:p text:style-name="P1">accept</text:p>
          <text:p text:style-name="P1">explicit</text:p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556cm" svg:height="2.921cm" svg:x="12.938cm" svg:y="6.715cm">
          <text:p text:style-name="P1">accept</text:p>
          <text:p text:style-name="P1">IC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556cm" svg:height="2.921cm" svg:x="12.938cm" svg:y="11.287cm">
          <text:p text:style-name="P1">drop<text:line-break/>blocked<text:line-break/>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556cm" svg:height="2.921cm" svg:x="12.938cm" svg:y="15.732cm">
          <text:p text:style-name="P1">log &amp; drop<text:line-break/>everything<text:line-break/>el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5.318cm" svg:x2="3.667cm" svg:y2="6.715cm" draw:start-shape="id1" draw:start-glue-point="2" draw:end-shape="id2" draw:end-glue-point="0" svg:d="M3667 5318v1397" svg:viewBox="0 0 1 1398">
          <text:p/>
        </draw:connector>
        <draw:connector draw:style-name="gr2" draw:text-style-name="P3" draw:layer="layout" svg:x1="3.667cm" svg:y1="9.636cm" svg:x2="3.667cm" svg:y2="11.287cm" draw:start-shape="id2" draw:start-glue-point="2" draw:end-shape="id3" draw:end-glue-point="0" svg:d="M3667 9636v1651" svg:viewBox="0 0 1 1652">
          <text:p/>
        </draw:connector>
        <draw:connector draw:style-name="gr2" draw:text-style-name="P3" draw:layer="layout" svg:x1="3.667cm" svg:y1="14.208cm" svg:x2="3.667cm" svg:y2="15.732cm" draw:start-shape="id3" draw:start-glue-point="2" draw:end-shape="id4" draw:end-glue-point="0" svg:d="M3667 14208v1524" svg:viewBox="0 0 1 1525">
          <text:p/>
        </draw:connector>
        <draw:connector draw:style-name="gr2" draw:text-style-name="P3" draw:layer="layout" svg:x1="3.667cm" svg:y1="18.653cm" svg:x2="3.667cm" svg:y2="20.558cm" draw:start-shape="id4" draw:start-glue-point="2" draw:end-shape="id5" draw:end-glue-point="0" svg:d="M3667 18653v1905" svg:viewBox="0 0 1 1906">
          <text:p/>
        </draw:connector>
        <draw:connector draw:style-name="gr2" draw:text-style-name="P3" draw:layer="layout" draw:line-skew="0.389cm 0cm -0.387cm" svg:x1="3.667cm" svg:y1="23.479cm" svg:x2="9.128cm" svg:y2="2.397cm" draw:start-shape="id5" draw:start-glue-point="2" draw:end-shape="id6" draw:end-glue-point="0" svg:d="M3667 23479v889h2731v-22860h2730v889" svg:viewBox="0 0 5462 22861">
          <text:p/>
        </draw:connector>
        <draw:connector draw:style-name="gr2" draw:text-style-name="P3" draw:layer="layout" svg:x1="9.128cm" svg:y1="5.318cm" svg:x2="9.128cm" svg:y2="6.715cm" draw:start-shape="id6" draw:start-glue-point="2" draw:end-shape="id7" draw:end-glue-point="0" svg:d="M9128 5318v1397" svg:viewBox="0 0 1 1398">
          <text:p/>
        </draw:connector>
        <draw:connector draw:style-name="gr2" draw:text-style-name="P3" draw:layer="layout" svg:x1="9.128cm" svg:y1="9.636cm" svg:x2="9.128cm" svg:y2="11.287cm" draw:start-shape="id7" draw:start-glue-point="2" draw:end-shape="id8" draw:end-glue-point="0" svg:d="M9128 9636v1651" svg:viewBox="0 0 1 1652">
          <text:p/>
        </draw:connector>
        <draw:connector draw:style-name="gr2" draw:text-style-name="P3" draw:layer="layout" svg:x1="9.128cm" svg:y1="14.208cm" svg:x2="9.128cm" svg:y2="15.732cm" draw:start-shape="id8" draw:start-glue-point="2" draw:end-shape="id9" draw:end-glue-point="0" svg:d="M9128 14208v1524" svg:viewBox="0 0 1 1525">
          <text:p/>
        </draw:connector>
        <draw:connector draw:style-name="gr2" draw:text-style-name="P3" draw:layer="layout" svg:x1="9.128cm" svg:y1="18.653cm" svg:x2="9.128cm" svg:y2="20.558cm" draw:start-shape="id9" draw:start-glue-point="2" draw:end-shape="id10" svg:d="M9128 18653v1905" svg:viewBox="0 0 1 1906">
          <text:p/>
        </draw:connector>
        <draw:connector draw:style-name="gr2" draw:text-style-name="P3" draw:layer="layout" draw:line-skew="0.389cm 0cm -0.387cm" svg:x1="9.128cm" svg:y1="23.479cm" svg:x2="14.716cm" svg:y2="2.397cm" draw:start-shape="id10" draw:start-glue-point="2" draw:end-shape="id11" draw:end-glue-point="0" svg:d="M9128 23479v889h2794v-22860h2794v889" svg:viewBox="0 0 5589 22861">
          <text:p/>
        </draw:connector>
        <draw:connector draw:style-name="gr2" draw:text-style-name="P3" draw:layer="layout" svg:x1="14.716cm" svg:y1="5.318cm" svg:x2="14.716cm" svg:y2="6.715cm" draw:start-shape="id11" draw:start-glue-point="2" draw:end-shape="id12" draw:end-glue-point="0" svg:d="M14716 5318v1397" svg:viewBox="0 0 1 1398">
          <text:p/>
        </draw:connector>
        <draw:connector draw:style-name="gr2" draw:text-style-name="P3" draw:layer="layout" svg:x1="14.716cm" svg:y1="9.636cm" svg:x2="14.716cm" svg:y2="11.287cm" draw:start-shape="id12" draw:start-glue-point="2" draw:end-shape="id13" draw:end-glue-point="0" svg:d="M14716 9636v1651" svg:viewBox="0 0 1 1652">
          <text:p/>
        </draw:connector>
        <draw:connector draw:style-name="gr2" draw:text-style-name="P3" draw:layer="layout" svg:x1="14.716cm" svg:y1="14.208cm" svg:x2="14.716cm" svg:y2="15.732cm" draw:start-shape="id13" draw:start-glue-point="2" draw:end-shape="id14" draw:end-glue-point="0" svg:d="M14716 14208v1524" svg:viewBox="0 0 1 1525">
          <text:p/>
        </draw:connector>
        <draw:custom-shape draw:style-name="gr3" draw:text-style-name="P2" draw:layer="layout" svg:width="5.461cm" svg:height="2.921cm" svg:x="14.589cm" svg:y="23.479cm">
          <text:p text:style-name="P1">INPUT</text:p>
          <text:p text:style-name="P1">Chai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5" draw:id="id15" draw:layer="layout" svg:width="3.556cm" svg:height="2.921cm" svg:x="1.889cm" svg:y="2.397cm">
          <text:p text:style-name="P1">accept all</text:p>
          <text:p text:style-name="P1">on 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3.556cm" svg:height="2.921cm" svg:x="1.889cm" svg:y="6.715cm">
          <text:p text:style-name="P1">drop</text:p>
          <text:p text:style-name="P1">blocked</text:p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3.556cm" svg:height="2.921cm" svg:x="1.889cm" svg:y="11.287cm">
          <text:p text:style-name="P1">accept all<text:line-break/>on known</text:p>
          <text:p text:style-name="P1">interfa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56cm" svg:height="2.921cm" svg:x="1.889cm" svg:y="15.732cm">
          <text:p text:style-name="P1">log &amp; reject<text:line-break/>everything<text:line-break/>el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5.318cm" svg:x2="3.667cm" svg:y2="6.715cm" draw:start-shape="id15" draw:start-glue-point="2" draw:end-shape="id16" draw:end-glue-point="0" svg:d="M3667 5318v1397" svg:viewBox="0 0 1 1398">
          <text:p/>
        </draw:connector>
        <draw:connector draw:style-name="gr2" draw:text-style-name="P3" draw:layer="layout" svg:x1="3.667cm" svg:y1="9.636cm" svg:x2="3.667cm" svg:y2="11.287cm" draw:start-shape="id16" draw:start-glue-point="2" draw:end-shape="id17" draw:end-glue-point="0" svg:d="M3667 9636v1651" svg:viewBox="0 0 1 1652">
          <text:p/>
        </draw:connector>
        <draw:connector draw:style-name="gr2" draw:text-style-name="P3" draw:layer="layout" svg:x1="3.667cm" svg:y1="14.208cm" svg:x2="3.667cm" svg:y2="15.732cm" draw:start-shape="id17" draw:start-glue-point="2" draw:end-shape="id18" draw:end-glue-point="0" svg:d="M3667 14208v1524" svg:viewBox="0 0 1 1525">
          <text:p/>
        </draw:connector>
        <draw:custom-shape draw:style-name="gr3" draw:text-style-name="P2" draw:layer="layout" svg:width="5.461cm" svg:height="2.921cm" svg:x="14.589cm" svg:y="23.479cm">
          <text:p text:style-name="P1">OUTPUT</text:p>
          <text:p text:style-name="P1">Chai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2" draw:layer="layout" svg:width="5.461cm" svg:height="2.921cm" svg:x="14.589cm" svg:y="23.479cm">
          <text:p text:style-name="P1">FORWARD</text:p>
          <text:p text:style-name="P1">Ch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3.556cm" svg:height="2.921cm" svg:x="1.889cm" svg:y="2.397cm">
          <text:p text:style-name="P1">drop<text:line-break/>bad<text:line-break/>pack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3.556cm" svg:height="2.921cm" svg:x="1.889cm" svg:y="6.715cm">
          <text:p text:style-name="P1"><text:span text:style-name="T1">allow </text:span><text:span text:style-name="T1">tcp/udp</text:span><text:line-break/><text:span text:style-name="T1">established</text:span><text:span text:style-name="T1"><text:line-break/></text:span><text:span text:style-name="T1">connection</text:span><text:span text:style-name="T1">s</text:span><text:line-break/><text:span text:style-name="T2">(public → </text:span><text:span text:style-name="T2">priv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5.318cm" svg:x2="3.667cm" svg:y2="6.715cm" draw:start-shape="id19" draw:start-glue-point="2" draw:end-shape="id20" draw:end-glue-point="0" svg:d="M3667 5318v1397" svg:viewBox="0 0 1 1398">
          <text:p/>
        </draw:connector>
        <draw:custom-shape draw:style-name="gr1" draw:text-style-name="P2" xml:id="id21" draw:id="id21" draw:layer="layout" svg:width="3.556cm" svg:height="2.921cm" svg:x="1.889cm" svg:y="11.287cm">
          <text:p text:style-name="P1"><text:span text:style-name="T1">allow </text:span><text:span text:style-name="T1">tcp/udp</text:span><text:line-break/><text:span text:style-name="T1">forwarding</text:span><text:line-break/><text:span text:style-name="T2">(private → </text:span><text:span text:style-name="T2">publ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9.636cm" svg:x2="3.667cm" svg:y2="11.287cm" draw:start-shape="id20" draw:start-glue-point="2" draw:end-shape="id21" draw:end-glue-point="0" svg:d="M3667 9636v1651" svg:viewBox="0 0 1 1652">
          <text:p/>
        </draw:connector>
        <draw:custom-shape draw:style-name="gr1" draw:text-style-name="P2" xml:id="id22" draw:id="id22" draw:layer="layout" svg:width="3.556cm" svg:height="2.921cm" svg:x="1.889cm" svg:y="15.732cm">
          <text:p text:style-name="P1">log &amp; reject<text:line-break/>everything<text:line-break/>el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14.208cm" svg:x2="3.667cm" svg:y2="15.732cm" draw:start-shape="id21" draw:start-glue-point="2" draw:end-shape="id22" draw:end-glue-point="0" svg:d="M3667 14208v1524" svg:viewBox="0 0 1 1525">
          <text:p/>
        </draw:connector>
      </draw:page>
      <draw:page draw:name="page4" draw:style-name="dp1" draw:master-page-name="Default">
        <draw:custom-shape draw:style-name="gr3" draw:text-style-name="P2" draw:layer="layout" svg:width="5.461cm" svg:height="2.921cm" svg:x="14.589cm" svg:y="23.479cm">
          <text:p text:style-name="P1">bad_packets</text:p>
          <text:p text:style-name="P1">Ch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3" draw:id="id23" draw:layer="layout" svg:width="3.556cm" svg:height="2.921cm" svg:x="1.889cm" svg:y="2.397cm">
          <text:p text:style-name="P4"><text:span text:style-name="T1">allow</text:span><text:span text:style-name="T1"><text:line-break/></text:span><text:span text:style-name="T1">broadcastin</text:span><text:span text:style-name="T1">g</text:span><text:span text:style-name="T1"><text:line-break/></text:span><text:span text:style-name="T1">0.0.0.0 to</text:span><text:span text:style-name="T1"><text:line-break/></text:span><text:span text:style-name="T2">255.255.255.25</text:span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3.556cm" svg:height="2.921cm" svg:x="1.889cm" svg:y="6.715cm">
          <text:p text:style-name="P1">allow all<text:line-break/>local<text:line-break/>traff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3.556cm" svg:height="2.921cm" svg:x="1.889cm" svg:y="11.287cm">
          <text:p text:style-name="P1">log &amp; drop<text:line-break/>all other<text:line-break/>”local” traff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3.556cm" svg:height="2.921cm" svg:x="1.889cm" svg:y="15.732cm">
          <text:p text:style-name="P1">RETUR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5.318cm" svg:x2="3.667cm" svg:y2="6.715cm" draw:start-shape="id23" draw:start-glue-point="2" draw:end-shape="id24" draw:end-glue-point="0" svg:d="M3667 5318v1397" svg:viewBox="0 0 1 1398">
          <text:p/>
        </draw:connector>
        <draw:connector draw:style-name="gr2" draw:text-style-name="P3" draw:layer="layout" svg:x1="3.667cm" svg:y1="9.636cm" svg:x2="3.667cm" svg:y2="11.287cm" draw:start-shape="id24" draw:start-glue-point="2" draw:end-shape="id25" draw:end-glue-point="0" svg:d="M3667 9636v1651" svg:viewBox="0 0 1 1652">
          <text:p/>
        </draw:connector>
        <draw:connector draw:style-name="gr2" draw:text-style-name="P3" draw:layer="layout" svg:x1="3.667cm" svg:y1="14.208cm" svg:x2="3.667cm" svg:y2="15.732cm" draw:start-shape="id25" draw:start-glue-point="2" draw:end-shape="id26" draw:end-glue-point="0" svg:d="M3667 14208v1524" svg:viewBox="0 0 1 1525">
          <text:p/>
        </draw:connector>
      </draw:page>
      <draw:page draw:name="page5" draw:style-name="dp1" draw:master-page-name="Default">
        <draw:custom-shape draw:style-name="gr3" draw:text-style-name="P2" draw:layer="layout" svg:width="5.461cm" svg:height="2.921cm" svg:x="14.589cm" svg:y="23.479cm">
          <text:p text:style-name="P1">unwanted</text:p>
          <text:p text:style-name="P1">Ch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7" draw:id="id27" draw:layer="layout" svg:width="3.556cm" svg:height="2.921cm" svg:x="1.889cm" svg:y="2.397cm">
          <text:p text:style-name="P4">drop if<text:line-break/>unwanted<text:line-break/>I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8" draw:id="id28" draw:layer="layout" svg:width="3.556cm" svg:height="2.921cm" svg:x="1.889cm" svg:y="6.715cm">
          <text:p text:style-name="P4">drop<text:line-break/>specific</text:p>
          <text:p text:style-name="P4">I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" draw:id="id29" draw:layer="layout" svg:width="3.556cm" svg:height="2.921cm" svg:x="1.889cm" svg:y="11.287cm">
          <text:p text:style-name="P1">RETUR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667cm" svg:y1="5.318cm" svg:x2="3.667cm" svg:y2="6.715cm" draw:start-shape="id27" draw:start-glue-point="2" draw:end-shape="id28" draw:end-glue-point="0" svg:d="M3667 5318v1397" svg:viewBox="0 0 1 1398">
          <text:p/>
        </draw:connector>
        <draw:connector draw:style-name="gr2" draw:text-style-name="P3" draw:layer="layout" svg:x1="3.667cm" svg:y1="9.636cm" svg:x2="3.667cm" svg:y2="11.287cm" draw:start-shape="id28" draw:start-glue-point="2" draw:end-shape="id29" draw:end-glue-point="0" svg:d="M3667 9636v1651" svg:viewBox="0 0 1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6T16:51:51.009277421</meta:creation-date>
    <dc:date>2022-10-06T18:05:21.287700289</dc:date>
    <meta:editing-duration>PT49M45S</meta:editing-duration>
    <meta:editing-cycles>9</meta:editing-cycles>
    <meta:generator>LibreOffice/6.0.7.3$Linux_X86_64 LibreOffice_project/00m0$Build-3</meta:generator>
    <meta:document-statistic meta:object-count="58"/>
  </office:meta>
</office:document-meta>
</file>